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7ed" draw:textarea-horizontal-align="justify" draw:textarea-vertical-align="middle" draw:auto-grow-height="false" fo:min-height="32.029cm" fo:min-width="7.406cm"/>
    </style:style>
    <style:style style:name="gr2" style:family="graphic" style:parent-style-name="standard">
      <style:graphic-properties draw:fill-color="#f5faff" draw:textarea-horizontal-align="justify" draw:textarea-vertical-align="middle" draw:auto-grow-height="false" fo:min-height="32.259cm" fo:min-width="7.75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6.993cm"/>
    </style:style>
    <style:style style:name="gr4" style:family="graphic" style:parent-style-name="standard">
      <style:graphic-properties draw:fill="none" draw:textarea-vertical-align="middle" draw:auto-grow-height="false" fo:min-height="0.664cm" fo:min-width="7.018cm"/>
    </style:style>
    <style:style style:name="gr5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0.897cm"/>
    </style:style>
    <style:style style:name="gr6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402cm"/>
    </style:style>
    <style:style style:name="gr7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187cm"/>
    </style:style>
    <style:style style:name="gr8" style:family="graphic" style:parent-style-name="standard">
      <style:graphic-properties svg:stroke-color="#999999" draw:fill-color="#ffffff" draw:textarea-horizontal-align="justify" draw:textarea-vertical-align="middle" draw:auto-grow-height="false" fo:min-height="0.512cm" fo:min-width="1.109cm"/>
    </style:style>
    <style:style style:name="gr9" style:family="graphic" style:parent-style-name="standard">
      <style:graphic-properties svg:stroke-color="#000000" draw:fill-color="#ffd320" draw:textarea-horizontal-align="justify" draw:textarea-vertical-align="middle" draw:auto-grow-height="false" fo:min-height="0.885cm" fo:min-width="1.8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d74c" draw:textarea-horizontal-align="justify" draw:textarea-vertical-align="middle" draw:auto-grow-height="false" fo:min-height="0.98cm" fo:min-width="1.054cm"/>
    </style:style>
    <style:style style:name="gr12" style:family="graphic" style:parent-style-name="standard">
      <style:graphic-properties svg:stroke-color="#000000" draw:fill-color="#023f62" draw:textarea-horizontal-align="justify" draw:textarea-vertical-align="middle" draw:auto-grow-height="false" fo:min-height="0.418cm" fo:min-width="6.713cm"/>
    </style:style>
    <style:style style:name="gr13" style:family="graphic" style:parent-style-name="standard">
      <style:graphic-properties draw:fill="none" draw:textarea-vertical-align="middle" draw:auto-grow-height="false" fo:min-height="0.664cm" fo:min-width="7.295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627cm" fo:min-width="0.834cm"/>
    </style:style>
    <style:style style:name="gr16" style:family="graphic" style:parent-style-name="standard">
      <style:graphic-properties svg:stroke-color="#000000" draw:fill-color="#43c330" draw:textarea-horizontal-align="justify" draw:textarea-vertical-align="middle" draw:auto-grow-height="false" fo:min-height="0.896cm" fo:min-width="4.583cm"/>
    </style:style>
    <style:style style:name="P1" style:family="paragraph">
      <style:paragraph-properties fo:text-align="center"/>
    </style:style>
    <style:style style:name="P2" style:family="paragraph">
      <loext:graphic-properties draw:fill-color="#fff7ed"/>
      <style:paragraph-properties fo:text-align="center"/>
    </style:style>
    <style:style style:name="P3" style:family="paragraph">
      <loext:graphic-properties draw:fill-color="#f5faff"/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ffd320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d74c"/>
      <style:paragraph-properties fo:text-align="center"/>
    </style:style>
    <style:style style:name="P13" style:family="paragraph">
      <loext:graphic-properties draw:fill-color="#023f62"/>
      <style:paragraph-properties fo:text-align="center"/>
    </style:style>
    <style:style style:name="P14" style:family="paragraph">
      <style:paragraph-properties fo:text-align="center"/>
      <style:text-properties fo:color="#ffffff" fo:font-size="15pt" style:font-size-asian="15pt" style:font-size-complex="15pt"/>
    </style:style>
    <style:style style:name="P15" style:family="paragraph">
      <loext:graphic-properties draw:fill-color="#000000"/>
      <style:paragraph-properties fo:text-align="center"/>
      <style:text-properties fo:color="#ffffff" fo:font-size="15pt" style:font-size-asian="15pt" style:font-size-complex="15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-color="#43c330"/>
      <style:paragraph-properties fo:text-align="center"/>
      <style:text-properties fo: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420e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ff420e"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420e" fo:font-size="14pt" style:font-size-asian="14pt" style:font-size-complex="14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Menlo-Regular" fo:font-size="14pt" fo:font-style="normal" fo:text-shadow="none" style:text-underline-style="none" fo:font-weight="normal" style:letter-kerning="true" style:font-name-asian="Menlo-Regular" style:font-size-asian="14pt" style:font-style-asian="normal" style:font-weight-asian="normal" style:font-name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6600" style:text-outline="false" style:text-line-through-style="none" style:text-line-through-type="none" style:font-name="Menlo-Regular" fo:font-size="14pt" fo:font-style="normal" fo:text-shadow="none" style:text-underline-style="none" fo:font-weight="normal" style:letter-kerning="true" style:font-name-asian="Menlo-Regular" style:font-size-asian="14pt" style:font-style-asian="normal" style:font-weight-asian="normal" style:font-name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15pt" style:font-size-asian="15pt" style:font-size-complex="15pt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1" draw:id="id21" draw:layer="layout" svg:width="8.76cm" svg:height="33.133cm" svg:x="10.652cm" svg:y="1.522cm">
          <text:p text:style-name="P1">Irmin 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line-break/></text:p>
          <text:p text:style-name="P1"/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144cm" svg:height="33.401cm" svg:x="1.254cm" svg:y="1.254cm">
          <text:p text:style-name="P1">Irmin 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line-break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7.493cm" svg:height="0.889cm" svg:x="2.008cm" svg:y="6.921cm">
          <text:p text:style-name="P4"><text:span text:style-name="T2">This_is_a_message_from_bo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7.493cm" svg:height="0.889cm" svg:x="11.26cm" svg:y="6.921cm">
          <text:p text:style-name="P4"><text:span text:style-name="T2">This_is_a_message_from_</text:span><text:span text:style-name="T3">ali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1.016cm" svg:x="2.008cm" svg:y="11.837cm">
          <text:p text:style-name="P1"><text:span text:style-name="T4">C213.. ; a91b… ; 8f21… ; 123a...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5" draw:id="id5" draw:layer="layout" svg:width="1.397cm" svg:height="0.762cm" svg:x="2.062cm" svg:y="9.18cm">
          <text:p text:style-name="P7"><text:span text:style-name="T1">This_i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7" draw:id="id7" draw:layer="layout" svg:width="1.902cm" svg:height="0.762cm" svg:x="3.762cm" svg:y="9.18cm">
          <text:p text:style-name="P7"><text:span text:style-name="T1">_a_mes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1.687cm" svg:height="0.762cm" svg:x="5.872cm" svg:y="9.18cm">
          <text:p text:style-name="P7"><text:span text:style-name="T1">age_fro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1.609cm" svg:height="0.762cm" svg:x="7.75cm" svg:y="9.18cm">
          <text:p text:style-name="P7"><text:span text:style-name="T1">m_bo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1.397cm" svg:height="0.762cm" svg:x="11.362cm" svg:y="9.18cm">
          <text:p text:style-name="P7"><text:span text:style-name="T1">This_i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1.902cm" svg:height="0.762cm" svg:x="13.062cm" svg:y="9.18cm">
          <text:p text:style-name="P7"><text:span text:style-name="T1">_a_mes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2" draw:id="id12" draw:layer="layout" svg:width="1.687cm" svg:height="0.762cm" svg:x="15.172cm" svg:y="9.18cm">
          <text:p text:style-name="P7"><text:span text:style-name="T1">age_fro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1.609cm" svg:height="0.762cm" svg:x="17.05cm" svg:y="9.18cm">
          <text:p text:style-name="P7"><text:span text:style-name="T1">m</text:span><text:span text:style-name="T5">_</text:span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3.35cm" svg:height="1.603cm" svg:x="13.319cm" svg:y="4.296cm">
          <text:p text:style-name="P9"><text:span text:style-name="T7">tag “a.txt”</text:span><text:span text:style-name="T7"><text:line-break/></text:span><text:span text:style-name="T7">vers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svg:x1="5.768cm" svg:y1="5.91cm" svg:x2="5.754cm" svg:y2="6.921cm" draw:start-shape="id1" draw:start-glue-point="8" draw:end-shape="id2" draw:end-glue-point="0" svg:d="M5768 5910v505h-14v506" svg:viewBox="0 0 15 1012">
          <text:p/>
        </draw:connector>
        <draw:connector draw:style-name="gr10" draw:text-style-name="P11" draw:layer="layout" svg:x1="14.994cm" svg:y1="5.899cm" svg:x2="15.006cm" svg:y2="6.921cm" draw:start-shape="id3" draw:start-glue-point="8" draw:end-shape="id4" svg:d="M14994 5899v511h12v511" svg:viewBox="0 0 13 1023">
          <text:p/>
        </draw:connector>
        <draw:custom-shape draw:style-name="gr4" draw:text-style-name="P6" draw:layer="layout" svg:width="7.62cm" svg:height="1.016cm" svg:x="11.209cm" svg:y="11.838cm">
          <text:p text:style-name="P1"><text:span text:style-name="T4">C213.. ; a91b… ; 8f21… ; </text:span><text:span text:style-name="T8">b21a...</text:span><text:span text:style-name="T4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.778cm" svg:y1="10.09cm" svg:x2="2.778cm" svg:y2="11.922cm">
          <text:p/>
        </draw:line>
        <draw:line draw:style-name="gr10" draw:text-style-name="P11" draw:layer="layout" svg:x1="4.778cm" svg:y1="10.09cm" svg:x2="4.778cm" svg:y2="11.922cm">
          <text:p/>
        </draw:line>
        <draw:line draw:style-name="gr10" draw:text-style-name="P11" draw:layer="layout" svg:x1="6.778cm" svg:y1="10.09cm" svg:x2="6.778cm" svg:y2="11.922cm">
          <text:p/>
        </draw:line>
        <draw:line draw:style-name="gr10" draw:text-style-name="P11" draw:layer="layout" svg:x1="8.578cm" svg:y1="10.09cm" svg:x2="8.578cm" svg:y2="11.922cm">
          <text:p/>
        </draw:line>
        <draw:custom-shape draw:style-name="gr9" draw:text-style-name="P10" xml:id="id1" draw:id="id1" draw:layer="layout" svg:width="3.35cm" svg:height="1.603cm" svg:x="4.093cm" svg:y="4.307cm">
          <text:p text:style-name="P9"><text:span text:style-name="T7">tag “a.txt”</text:span><text:span text:style-name="T7"><text:line-break/></text:span><text:span text:style-name="T7">vers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svg:x1="5.754cm" svg:y1="7.81cm" svg:x2="2.76cm" svg:y2="9.18cm" draw:start-shape="id2" draw:start-glue-point="2" draw:end-shape="id5" draw:end-glue-point="0" svg:d="M5754 7810v685h-2994v685" svg:viewBox="0 0 2995 1371">
          <text:p/>
        </draw:connector>
        <draw:connector draw:style-name="gr10" draw:text-style-name="P11" draw:layer="layout" svg:x1="5.754cm" svg:y1="7.81cm" svg:x2="8.554cm" svg:y2="9.18cm" draw:start-shape="id2" draw:start-glue-point="2" draw:end-shape="id6" draw:end-glue-point="0" svg:d="M5754 7810v685h2800v685" svg:viewBox="0 0 2801 1371">
          <text:p/>
        </draw:connector>
        <draw:connector draw:style-name="gr10" draw:text-style-name="P11" draw:layer="layout" svg:x1="5.754cm" svg:y1="7.81cm" svg:x2="4.713cm" svg:y2="9.18cm" draw:start-shape="id2" draw:start-glue-point="2" draw:end-shape="id7" draw:end-glue-point="0" svg:d="M5754 7810v685h-1041v685" svg:viewBox="0 0 1042 1371">
          <text:p/>
        </draw:connector>
        <draw:connector draw:style-name="gr10" draw:text-style-name="P11" draw:layer="layout" svg:x1="5.754cm" svg:y1="7.81cm" svg:x2="6.715cm" svg:y2="9.18cm" draw:start-shape="id2" draw:start-glue-point="2" draw:end-shape="id8" draw:end-glue-point="0" svg:d="M5754 7810v685h961v685" svg:viewBox="0 0 962 1371">
          <text:p/>
        </draw:connector>
        <draw:connector draw:style-name="gr10" draw:text-style-name="P11" draw:layer="layout" svg:x1="15.006cm" svg:y1="7.81cm" svg:x2="12.06cm" svg:y2="9.18cm" draw:start-shape="id4" draw:start-glue-point="2" draw:end-shape="id9" draw:end-glue-point="0" svg:d="M15006 7810v685h-2946v685" svg:viewBox="0 0 2947 1371">
          <text:p/>
        </draw:connector>
        <draw:connector draw:style-name="gr10" draw:text-style-name="P11" draw:layer="layout" svg:x1="15.006cm" svg:y1="7.81cm" svg:x2="17.854cm" svg:y2="9.18cm" draw:start-shape="id4" draw:start-glue-point="2" draw:end-shape="id10" draw:end-glue-point="0" svg:d="M15006 7810v685h2848v685" svg:viewBox="0 0 2849 1371">
          <text:p/>
        </draw:connector>
        <draw:connector draw:style-name="gr10" draw:text-style-name="P11" draw:layer="layout" svg:x1="15.006cm" svg:y1="7.81cm" svg:x2="14.013cm" svg:y2="9.18cm" draw:start-shape="id4" draw:start-glue-point="2" draw:end-shape="id11" draw:end-glue-point="0" svg:d="M15006 7810v685h-993v685" svg:viewBox="0 0 994 1371">
          <text:p/>
        </draw:connector>
        <draw:connector draw:style-name="gr10" draw:text-style-name="P11" draw:layer="layout" svg:x1="15.006cm" svg:y1="7.81cm" svg:x2="16.015cm" svg:y2="9.18cm" draw:start-shape="id4" draw:start-glue-point="2" draw:end-shape="id12" draw:end-glue-point="0" svg:d="M15006 7810v685h1009v685" svg:viewBox="0 0 1010 1371">
          <text:p/>
        </draw:connector>
        <draw:line draw:style-name="gr10" draw:text-style-name="P11" draw:layer="layout" svg:x1="2.778cm" svg:y1="12.79cm" svg:x2="2.778cm" svg:y2="15.859cm">
          <text:p/>
        </draw:line>
        <draw:custom-shape draw:style-name="gr11" draw:text-style-name="P12" draw:layer="layout" svg:width="1.686cm" svg:height="1.362cm" svg:x="1.999cm" svg:y="13.508cm">
          <text:p text:style-name="P1">E<text:line-break/><text:span text:style-name="T4">KD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397cm" svg:height="0.762cm" svg:x="2.062cm" svg:y="15.98cm">
          <text:p text:style-name="P7"><text:span text:style-name="T1">wef3b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902cm" svg:height="0.762cm" svg:x="3.762cm" svg:y="15.98cm">
          <text:p text:style-name="P7"><text:span text:style-name="T1">94dj21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687cm" svg:height="0.762cm" svg:x="5.872cm" svg:y="15.98cm">
          <text:p text:style-name="P7"><text:span text:style-name="T1">49hfg38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09cm" svg:height="0.762cm" svg:x="7.75cm" svg:y="15.98cm">
          <text:p text:style-name="P7"><text:span text:style-name="T1">du24sn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397cm" svg:height="0.762cm" svg:x="11.262cm" svg:y="15.98cm">
          <text:p text:style-name="P7"><text:span text:style-name="T1">2lfji24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902cm" svg:height="0.762cm" svg:x="12.962cm" svg:y="15.98cm">
          <text:p text:style-name="P7"><text:span text:style-name="T1">19glej4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687cm" svg:height="0.762cm" svg:x="15.072cm" svg:y="15.98cm">
          <text:p text:style-name="P7"><text:span text:style-name="T1">95mfh3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09cm" svg:height="0.762cm" svg:x="16.95cm" svg:y="15.98cm">
          <text:p text:style-name="P7"><text:span text:style-name="T1">1ndobh4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7.285cm" svg:height="0.74cm" svg:x="2.124cm" svg:y="10.331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78cm" svg:y1="10.09cm" svg:x2="12.078cm" svg:y2="11.922cm">
          <text:p/>
        </draw:line>
        <draw:line draw:style-name="gr10" draw:text-style-name="P11" draw:layer="layout" svg:x1="14.078cm" svg:y1="10.09cm" svg:x2="14.078cm" svg:y2="11.922cm">
          <text:p/>
        </draw:line>
        <draw:line draw:style-name="gr10" draw:text-style-name="P11" draw:layer="layout" svg:x1="16.078cm" svg:y1="10.09cm" svg:x2="16.078cm" svg:y2="11.922cm">
          <text:p/>
        </draw:line>
        <draw:line draw:style-name="gr10" draw:text-style-name="P11" draw:layer="layout" svg:x1="17.878cm" svg:y1="10.09cm" svg:x2="17.878cm" svg:y2="11.922cm">
          <text:p/>
        </draw:line>
        <draw:custom-shape draw:style-name="gr12" draw:text-style-name="P13" draw:layer="layout" svg:width="7.285cm" svg:height="0.74cm" svg:x="11.424cm" svg:y="10.331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4.778cm" svg:y1="12.79cm" svg:x2="4.778cm" svg:y2="15.859cm">
          <text:p/>
        </draw:line>
        <draw:custom-shape draw:style-name="gr11" draw:text-style-name="P12" draw:layer="layout" svg:width="1.686cm" svg:height="1.362cm" svg:x="3.9cm" svg:y="13.509cm">
          <text:p text:style-name="P1">E<text:line-break/><text:span text:style-name="T4">KD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6.678cm" svg:y1="12.79cm" svg:x2="6.678cm" svg:y2="15.859cm">
          <text:p/>
        </draw:line>
        <draw:custom-shape draw:style-name="gr11" draw:text-style-name="P12" draw:layer="layout" svg:width="1.686cm" svg:height="1.362cm" svg:x="5.801cm" svg:y="13.51cm">
          <text:p text:style-name="P1">E<text:line-break/><text:span text:style-name="T4">KD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578cm" svg:y1="12.79cm" svg:x2="8.578cm" svg:y2="15.859cm">
          <text:p/>
        </draw:line>
        <draw:custom-shape draw:style-name="gr11" draw:text-style-name="P12" draw:layer="layout" svg:width="1.686cm" svg:height="1.362cm" svg:x="7.702cm" svg:y="13.511cm">
          <text:p text:style-name="P1">E<text:line-break/><text:span text:style-name="T4">KD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78cm" svg:y1="12.79cm" svg:x2="12.078cm" svg:y2="15.859cm">
          <text:p/>
        </draw:line>
        <draw:line draw:style-name="gr10" draw:text-style-name="P11" draw:layer="layout" svg:x1="14.078cm" svg:y1="12.79cm" svg:x2="14.078cm" svg:y2="15.859cm">
          <text:p/>
        </draw:line>
        <draw:line draw:style-name="gr10" draw:text-style-name="P11" draw:layer="layout" svg:x1="15.878cm" svg:y1="12.79cm" svg:x2="15.878cm" svg:y2="15.859cm">
          <text:p/>
        </draw:line>
        <draw:line draw:style-name="gr10" draw:text-style-name="P11" draw:layer="layout" svg:x1="17.778cm" svg:y1="12.79cm" svg:x2="17.778cm" svg:y2="15.859cm">
          <text:p/>
        </draw:line>
        <draw:custom-shape draw:style-name="gr11" draw:text-style-name="P12" draw:layer="layout" svg:width="1.686cm" svg:height="1.362cm" svg:x="11.2cm" svg:y="13.509cm">
          <text:p text:style-name="P1">E<text:line-break/><text:span text:style-name="T4">KD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13.101cm" svg:y="13.51cm">
          <text:p text:style-name="P1">E<text:line-break/><text:span text:style-name="T4">KD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15.002cm" svg:y="13.511cm">
          <text:p text:style-name="P1">E<text:line-break/><text:span text:style-name="T4">KD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16.903cm" svg:y="13.512cm">
          <text:p text:style-name="P1">E<text:line-break/><text:span text:style-name="T4">KD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7.285cm" svg:height="0.74cm" svg:x="2.124cm" svg:y="17.432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3" draw:id="id13" draw:layer="layout" svg:width="7.62cm" svg:height="1.016cm" svg:x="11.21cm" svg:y="20.939cm">
          <text:p><text:span text:style-name="T9">1834… ; 4d6f…. ; 1cc6… ;15f8...</text:span><text:span text:style-name="T4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78cm" svg:y1="16.89cm" svg:x2="12.078cm" svg:y2="21.066cm">
          <text:p/>
        </draw:line>
        <draw:line draw:style-name="gr10" draw:text-style-name="P11" draw:layer="layout" svg:x1="14.078cm" svg:y1="16.89cm" svg:x2="14.078cm" svg:y2="21.066cm">
          <text:p/>
        </draw:line>
        <draw:line draw:style-name="gr10" draw:text-style-name="P11" draw:layer="layout" svg:x1="15.878cm" svg:y1="16.89cm" svg:x2="15.878cm" svg:y2="21.066cm">
          <text:p/>
        </draw:line>
        <draw:line draw:style-name="gr10" draw:text-style-name="P11" draw:layer="layout" svg:x1="17.778cm" svg:y1="16.89cm" svg:x2="17.778cm" svg:y2="21.066cm">
          <text:p/>
        </draw:line>
        <draw:custom-shape draw:style-name="gr12" draw:text-style-name="P13" draw:layer="layout" svg:width="7.285cm" svg:height="0.74cm" svg:x="11.224cm" svg:y="17.433cm"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4" draw:id="id14" draw:layer="layout" svg:width="7.62cm" svg:height="1.016cm" svg:x="1.911cm" svg:y="20.94cm">
          <text:p text:style-name="P1"><text:span text:style-name="T4">691c.. ; 49de… ; 2c12… ; 0fc1...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.779cm" svg:y1="16.891cm" svg:x2="2.779cm" svg:y2="21.067cm">
          <text:p/>
        </draw:line>
        <draw:line draw:style-name="gr10" draw:text-style-name="P11" draw:layer="layout" svg:x1="4.779cm" svg:y1="16.891cm" svg:x2="4.779cm" svg:y2="21.067cm">
          <text:p/>
        </draw:line>
        <draw:line draw:style-name="gr10" draw:text-style-name="P11" draw:layer="layout" svg:x1="6.679cm" svg:y1="16.891cm" svg:x2="6.679cm" svg:y2="21.067cm">
          <text:p/>
        </draw:line>
        <draw:line draw:style-name="gr10" draw:text-style-name="P11" draw:layer="layout" svg:x1="8.479cm" svg:y1="16.891cm" svg:x2="8.479cm" svg:y2="21.067cm">
          <text:p/>
        </draw:line>
        <draw:connector draw:style-name="gr10" draw:text-style-name="P11" draw:layer="layout" svg:x1="15.02cm" svg:y1="21.955cm" svg:x2="15.012cm" svg:y2="22.955cm" draw:start-shape="id13" draw:start-glue-point="2" svg:d="M15020 21955v751h-8v249" svg:viewBox="0 0 9 1001">
          <text:p/>
        </draw:connector>
        <draw:custom-shape draw:style-name="gr4" draw:text-style-name="P6" xml:id="id16" draw:id="id16" draw:layer="layout" svg:width="7.62cm" svg:height="1.016cm" svg:x="1.911cm" svg:y="25.34cm">
          <text:p><text:span text:style-name="T9">1834… ; 4d6f…. ; 1cc6… ;15f8...</text:span><text:span text:style-name="T4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8" draw:id="id18" draw:layer="layout" svg:width="7.62cm" svg:height="1.016cm" svg:x="11.312cm" svg:y="25.341cm">
          <text:p text:style-name="P1"><text:span text:style-name="T4">691c.. ; 49de… ; 2c12… ; 0fc1...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draw:type="line" svg:x1="5.721cm" svg:y1="21.956cm" svg:x2="5.705cm" svg:y2="22.971cm" draw:start-shape="id14" draw:start-glue-point="2" svg:d="M5721 21956l-16 1015" svg:viewBox="0 0 17 1016">
          <text:p/>
        </draw:connector>
        <draw:connector draw:style-name="gr10" draw:text-style-name="P11" draw:layer="layout" draw:type="line" svg:x1="12.445cm" svg:y1="23.734cm" svg:x2="9.531cm" svg:y2="25.848cm" draw:start-shape="id15" draw:start-glue-point="3" draw:end-shape="id16" draw:end-glue-point="7" svg:d="M12445 23734l-2914 2114" svg:viewBox="0 0 2915 2115">
          <text:p/>
        </draw:connector>
        <draw:connector draw:style-name="gr10" draw:text-style-name="P11" draw:layer="layout" draw:type="line" svg:x1="8.352cm" svg:y1="23.733cm" svg:x2="11.312cm" svg:y2="25.849cm" draw:start-shape="id17" draw:start-glue-point="1" draw:end-shape="id18" draw:end-glue-point="5" svg:d="M8352 23733l2960 2116" svg:viewBox="0 0 2961 2117">
          <text:p/>
        </draw:connector>
        <draw:custom-shape draw:style-name="gr13" draw:text-style-name="P6" draw:layer="layout" svg:width="7.897cm" svg:height="1.016cm" svg:x="1.735cm" svg:y="28.541cm">
          <text:p><text:span text:style-name="T9"><text:s/></text:span><text:span text:style-name="T9">e967… ; 4813… ; a0c5… ; </text:span><text:span text:style-name="T10">8005…</text:span><text:span text:style-name="T9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1" draw:layer="layout" draw:type="curve" svg:x1="2.002cm" svg:y1="19.392cm" svg:x2="2.016cm" svg:y2="27.211cm" draw:start-shape="id19" draw:start-glue-point="3" draw:end-shape="id20" draw:end-glue-point="3" svg:d="M2002 19392c-751 0-758 7819 14 7819" svg:viewBox="0 0 579 7820">
          <text:p/>
        </draw:connector>
        <draw:line draw:style-name="gr10" draw:text-style-name="P11" draw:layer="layout" svg:x1="2.651cm" svg:y1="26.146cm" svg:x2="2.651cm" svg:y2="28.559cm">
          <text:p/>
        </draw:line>
        <draw:custom-shape draw:style-name="gr15" draw:text-style-name="P15" xml:id="id20" draw:id="id20" draw:layer="layout" svg:width="1.428cm" svg:height="0.971cm" svg:x="2.016cm" svg:y="26.726cm">
          <text:p text:style-name="P14"><text:span text:style-name="T11">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4.652cm" svg:y1="26.146cm" svg:x2="4.652cm" svg:y2="28.559cm">
          <text:p/>
        </draw:line>
        <draw:custom-shape draw:style-name="gr15" draw:text-style-name="P15" draw:layer="layout" svg:width="1.428cm" svg:height="0.971cm" svg:x="4.017cm" svg:y="26.726cm">
          <text:p text:style-name="P14"><text:span text:style-name="T11">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6.653cm" svg:y1="26.146cm" svg:x2="6.653cm" svg:y2="28.559cm">
          <text:p/>
        </draw:line>
        <draw:custom-shape draw:style-name="gr15" draw:text-style-name="P15" draw:layer="layout" svg:width="1.428cm" svg:height="0.971cm" svg:x="6.018cm" svg:y="26.726cm">
          <text:p text:style-name="P14"><text:span text:style-name="T11">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454cm" svg:y1="26.146cm" svg:x2="8.454cm" svg:y2="28.559cm">
          <text:p/>
        </draw:line>
        <draw:custom-shape draw:style-name="gr15" draw:text-style-name="P15" draw:layer="layout" svg:width="1.428cm" svg:height="0.971cm" svg:x="7.919cm" svg:y="26.726cm">
          <text:p text:style-name="P14"><text:span text:style-name="T11">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1" draw:layer="layout" draw:type="curve" svg:x1="3.95cm" svg:y1="19.415cm" svg:x2="3.964cm" svg:y2="27.234cm" svg:d="M3950 19415c-751 0-758 7819 14 7819" svg:viewBox="0 0 579 7820">
          <text:p/>
        </draw:connector>
        <draw:connector draw:style-name="gr14" draw:text-style-name="P11" draw:layer="layout" draw:type="curve" svg:x1="5.935cm" svg:y1="19.415cm" svg:x2="5.949cm" svg:y2="27.234cm" svg:d="M5935 19415c-751 0-758 7819 14 7819" svg:viewBox="0 0 579 7820">
          <text:p/>
        </draw:connector>
        <draw:connector draw:style-name="gr14" draw:text-style-name="P11" draw:layer="layout" draw:type="curve" svg:x1="7.92cm" svg:y1="19.415cm" svg:x2="7.934cm" svg:y2="27.234cm" svg:d="M7920 19415c-751 0-758 7819 14 7819" svg:viewBox="0 0 579 7820">
          <text:p/>
        </draw:connector>
        <draw:custom-shape draw:style-name="gr16" draw:text-style-name="P17" xml:id="id17" draw:id="id17" draw:layer="layout" svg:width="5.207cm" svg:height="1.27cm" svg:x="3.145cm" svg:y="23.098cm">
          <text:p text:style-name="P16"><text:span text:style-name="T12">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152cm" svg:y1="26.146cm" svg:x2="12.152cm" svg:y2="29.321cm">
          <text:p/>
        </draw:line>
        <draw:line draw:style-name="gr10" draw:text-style-name="P11" draw:layer="layout" svg:x1="14.153cm" svg:y1="26.146cm" svg:x2="14.153cm" svg:y2="29.321cm">
          <text:p/>
        </draw:line>
        <draw:line draw:style-name="gr10" draw:text-style-name="P11" draw:layer="layout" svg:x1="16.154cm" svg:y1="26.146cm" svg:x2="16.154cm" svg:y2="29.321cm">
          <text:p/>
        </draw:line>
        <draw:line draw:style-name="gr10" draw:text-style-name="P11" draw:layer="layout" svg:x1="18.055cm" svg:y1="26.146cm" svg:x2="18.055cm" svg:y2="29.321cm">
          <text:p/>
        </draw:line>
        <draw:custom-shape draw:style-name="gr15" draw:text-style-name="P15" draw:layer="layout" svg:width="1.428cm" svg:height="0.971cm" svg:x="11.417cm" svg:y="26.726cm">
          <text:p text:style-name="P14"><text:span text:style-name="T11">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428cm" svg:height="0.971cm" svg:x="13.418cm" svg:y="26.726cm">
          <text:p text:style-name="P14"><text:span text:style-name="T11">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428cm" svg:height="0.971cm" svg:x="15.419cm" svg:y="26.726cm">
          <text:p text:style-name="P14"><text:span text:style-name="T11">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428cm" svg:height="0.971cm" svg:x="17.32cm" svg:y="26.726cm">
          <text:p text:style-name="P14"><text:span text:style-name="T11">X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1" draw:layer="layout" draw:type="curve" svg:x1="11.387cm" svg:y1="19.392cm" svg:x2="11.401cm" svg:y2="27.211cm" svg:d="M11387 19392c-751 0-758 7819 14 7819" svg:viewBox="0 0 579 7820">
          <text:p/>
        </draw:connector>
        <draw:connector draw:style-name="gr14" draw:text-style-name="P11" draw:layer="layout" draw:type="curve" svg:x1="13.372cm" svg:y1="19.392cm" svg:x2="13.386cm" svg:y2="27.211cm" svg:d="M13372 19392c-751 0-758 7819 14 7819" svg:viewBox="0 0 579 7820">
          <text:p/>
        </draw:connector>
        <draw:connector draw:style-name="gr14" draw:text-style-name="P11" draw:layer="layout" draw:type="curve" svg:x1="15.357cm" svg:y1="19.392cm" svg:x2="15.371cm" svg:y2="27.211cm" svg:d="M15357 19392c-751 0-758 7819 14 7819" svg:viewBox="0 0 579 7820">
          <text:p/>
        </draw:connector>
        <draw:connector draw:style-name="gr14" draw:text-style-name="P11" draw:layer="layout" draw:type="curve" svg:x1="17.342cm" svg:y1="19.392cm" svg:x2="19.412cm" svg:y2="18.088cm" draw:end-shape="id21" svg:d="M17342 19392c3858 0 2823-1304 2070-1304" svg:viewBox="0 0 2788 1305">
          <text:p/>
        </draw:connector>
        <draw:custom-shape draw:style-name="gr11" draw:text-style-name="P12" draw:layer="layout" svg:width="1.686cm" svg:height="1.362cm" svg:x="11.201cm" svg:y="18.71cm">
          <text:p text:style-name="P1">E<text:line-break/><text:span text:style-name="T4">KH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13.102cm" svg:y="18.711cm">
          <text:p text:style-name="P1">E<text:line-break/><text:span text:style-name="T4">KH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15.003cm" svg:y="18.712cm">
          <text:p text:style-name="P1">E<text:line-break/><text:span text:style-name="T4">KH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16.904cm" svg:y="18.713cm">
          <text:p text:style-name="P1">E<text:line-break/><text:span text:style-name="T4">KH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19" draw:id="id19" draw:layer="layout" svg:width="1.686cm" svg:height="1.362cm" svg:x="2.002cm" svg:y="18.711cm">
          <text:p text:style-name="P1">E<text:line-break/><text:span text:style-name="T4">KH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3.903cm" svg:y="18.712cm">
          <text:p text:style-name="P1">E<text:line-break/><text:span text:style-name="T4">KH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7.705cm" svg:y="18.714cm">
          <text:p text:style-name="P1">E<text:line-break/><text:span text:style-name="T4">KH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86cm" svg:height="1.362cm" svg:x="5.804cm" svg:y="18.713cm">
          <text:p text:style-name="P1">E<text:line-break/><text:span text:style-name="T4">KH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7.897cm" svg:height="1.016cm" svg:x="11.135cm" svg:y="29.442cm">
          <text:p><text:span text:style-name="T9"><text:s/></text:span><text:span text:style-name="T9">e967… ; 4813… ; a0c5… ; </text:span><text:span text:style-name="T10">aeeb…</text:span><text:span text:style-name="T9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xml:id="id15" draw:id="id15" draw:layer="layout" svg:width="5.207cm" svg:height="1.27cm" svg:x="12.445cm" svg:y="23.099cm">
          <text:p text:style-name="P16"><text:span text:style-name="T12">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xml:id="id22" draw:id="id22" draw:layer="layout" svg:width="5.207cm" svg:height="1.27cm" svg:x="3.032cm" svg:y="30.083cm">
          <text:p text:style-name="P16"><text:span text:style-name="T12">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23" draw:id="id23" draw:layer="layout" svg:width="7.897cm" svg:height="1.016cm" svg:x="11.135cm" svg:y="31.542cm">
          <text:p><text:span text:style-name="T9"><text:s/></text:span><text:span text:style-name="T9">e967… ; 4813… ; a0c5… ; </text:span><text:span text:style-name="T10">8005…</text:span><text:span text:style-name="T9">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draw:type="curve" svg:x1="8.239cm" svg:y1="30.718cm" svg:x2="11.135cm" svg:y2="32.05cm" draw:start-shape="id22" draw:start-glue-point="1" draw:end-shape="id23" draw:end-glue-point="5" svg:d="M8239 30718c2172 0 724 1332 2896 1332" svg:viewBox="0 0 2897 13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40.9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06:03:18.238569000</meta:creation-date>
    <dc:date>2015-08-24T08:10:38.280858000</dc:date>
    <meta:editing-duration>PT33M41S</meta:editing-duration>
    <meta:editing-cycles>6</meta:editing-cycles>
    <meta:generator>LibreOffice/5.0.0.5$MacOSX_X86_64 LibreOffice_project/1b1a90865e348b492231e1c451437d7a15bb262b</meta:generator>
    <meta:document-statistic meta:object-count="117"/>
  </office:meta>
</office:document-meta>
</file>